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3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eldola de Sola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9, 1893</text:p>
      <text:p text:style-name="P5">Month<text:tab/><text:tab/><text:tab/><text:tab/><text:tab/><text:tab/>Januar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Montreal</text:p>
      <text:p text:style-name="P5">State<text:tab/><text:tab/><text:tab/><text:tab/><text:tab/><text:tab/>Quebec</text:p>
      <text:p text:style-name="P5">Country<text:tab/><text:tab/><text:tab/><text:tab/><text:tab/>Canad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<text:span text:style-name="T2">[?]</text:span> 65 Victoria STREET./</text:p>
      <text:p text:style-name="P3">Montreal, Jan. 9th, 1893/</text:p>
      <text:p text:style-name="P2">Rev. and dear Sir/</text:p>
      <text:p text:style-name="P2"><text:tab/>I have much pleasure/ in introducing to you herewith Dr/ Max Goltman, of Montreal, who/ proposes to follow his profession in/ one of your Pennsylvania cities./</text:p>
      <text:p text:style-name="P2"><text:tab/>Dr Goltman is a graduate of the/ University of Bishop's College, and/ enjoys an excellent reputation here./</text:p>
      <text:p text:style-name="P2">He had done noble work among/ our poor, and we are sorry to lose him./</text:p>
      <text:p text:style-name="P2"><text:tab/>With kind regards,/</text:p>
      <text:p text:style-name="P2"><text:tab/><text:tab/>I remain/ Very truly yours/ Meldola de Sola/</text:p>
      <text:p text:style-name="P2">Rev. S. Morais, LL.D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4:34:16.58</meta:creation-date>
    <meta:document-statistic meta:table-count="0" meta:image-count="0" meta:object-count="0" meta:page-count="2" meta:paragraph-count="69" meta:word-count="250" meta:character-count="1764"/>
    <dc:date>2011-12-07T14:43:47.33</dc:date>
    <dc:creator>Penn Libraries</dc:creator>
    <meta:editing-duration>PT00H09M30S</meta:editing-duration>
    <meta:editing-cycles>1</meta:editing-cycles>
    <meta:generator>OpenOffice.org/3.2$Win32 OpenOffice.org_project/320m12$Build-9483</meta:generator>
  </office:meta>
</office:document-meta>
</file>